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3">Chapter Thirteen</text:p>
      <text:p text:style-name="P43"/>
      <text:p text:style-name="P43"><text:s text:c="5"/>Russ pondered many things in his mind <text:span text:style-name="T319">these days. Mostly thoughts of keeping things to himself.</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4T09:29:12.786000000</dc:date>
    <meta:editing-cycles>345</meta:editing-cycles>
    <meta:generator>LibreOffice/7.4.1.2$Windows_X86_64 LibreOffice_project/3c58a8f3a960df8bc8fd77b461821e42c061c5f0</meta:generator>
    <meta:editing-duration>PT10H11M30S</meta:editing-duration>
    <meta:document-statistic meta:table-count="0" meta:image-count="0" meta:object-count="0" meta:page-count="51" meta:paragraph-count="656" meta:word-count="12636" meta:character-count="71221" meta:non-whitespace-character-count="56103"/>
  </office:meta>
</office:document-meta>
</file>